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family="Times" style:font-family-generic="roman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Times" style:font-family-generic="roman" style:font-pitch="variable" fo:font-size="12pt" style:font-size-asian="12pt" style:font-size-complex="12pt"/>
    </style:style>
    <style:style style:name="T1" style:family="text">
      <style:text-properties fo:font-family="Times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family="Times" style:font-family-generic="roman" style:font-pitch="variable" fo:font-size="12pt" style:font-size-asian="12pt" style:font-size-complex="12pt"/>
    </style:style>
    <style:style style:name="T3" style:family="text">
      <style:text-properties fo:font-family="Courier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139cm" svg:height="5.698cm" svg:x="1.779cm" svg:y="7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2" draw:text-style-name="P2" draw:layer="layout" svg:width="3.262cm" svg:height="3.771cm" svg:x="6.203cm" svg:y="1.907cm">
          <text:p/>
        </draw:rect>
        <draw:frame draw:style-name="gr3" draw:text-style-name="P1" draw:layer="layout" svg:width="3.262cm" svg:height="3.642cm" svg:x="6.203cm" svg:y="1.949cm">
          <draw:text-box>
            <text:p text:style-name="P2"><text:span text:style-name="T1">roster_01.h</text:span></text:p>
            <text:p text:style-name="P2"><text:span text:style-name="T2"/></text:p>
            <text:p text:style-name="P2"><text:span text:style-name="T2">Definition of</text:span></text:p>
            <text:p text:style-name="P2"><text:span text:style-name="T2">the “roster”</text:span></text:p>
            <text:p text:style-name="P2"><text:span text:style-name="T2">class.</text:span></text:p>
            <text:p text:style-name="P2"><text:span text:style-name="T2"><text:line-break/></text:span><text:span text:style-name="T2">No code or</text:span></text:p>
            <text:p text:style-name="P2"><text:span text:style-name="T2">implementation.</text:span></text:p>
          </draw:text-box>
        </draw:frame>
        <draw:line draw:style-name="gr4" draw:text-style-name="P1" draw:layer="layout" svg:x1="5.825cm" svg:y1="7.308cm" svg:x2="6.525cm" svg:y2="5.741cm">
          <text:p/>
        </draw:line>
        <draw:line draw:style-name="gr4" draw:text-style-name="P1" draw:layer="layout" svg:x1="11.181cm" svg:y1="7.351cm" svg:x2="9.423cm" svg:y2="5.719cm">
          <text:p/>
        </draw:line>
        <draw:frame draw:style-name="gr3" draw:text-style-name="P3" draw:layer="layout" svg:width="5.163cm" svg:height="0.607cm" svg:x="1.124cm" svg:y="6.015cm">
          <draw:text-box>
            <text:p text:style-name="P3"><text:span text:style-name="T3">#include “roster_01.h”</text:span></text:p>
          </draw:text-box>
        </draw:frame>
        <draw:rect draw:style-name="gr2" draw:text-style-name="P2" draw:layer="layout" svg:width="3.897cm" svg:height="5.063cm" svg:x="9.211cm" svg:y="7.287cm">
          <text:p/>
        </draw:rect>
        <draw:frame draw:style-name="gr3" draw:text-style-name="P1" draw:layer="layout" svg:width="3.956cm" svg:height="4.915cm" svg:x="9.181cm" svg:y="7.329cm">
          <draw:text-box>
            <text:p text:style-name="P2"><text:span text:style-name="T1">roster_01.cpp</text:span></text:p>
            <text:p text:style-name="P2"><text:span text:style-name="T2"/></text:p>
            <text:p text:style-name="P2"><text:span text:style-name="T2">Implements the </text:span></text:p>
            <text:p text:style-name="P2"><text:span text:style-name="T2">methods that are</text:span></text:p>
            <text:p text:style-name="P2"><text:span text:style-name="T2">part of the roster</text:span></text:p>
            <text:p text:style-name="P2"><text:span text:style-name="T2">class.</text:span></text:p>
            <text:p text:style-name="P2"><text:span text:style-name="T2"/></text:p>
            <text:p text:style-name="P2"><text:span text:style-name="T2">Implementations</text:span></text:p>
            <text:p text:style-name="P2"><text:span text:style-name="T2">can use both</text:span></text:p>
            <text:p text:style-name="P2"><text:span text:style-name="T2">public and protected</text:span></text:p>
            <text:p text:style-name="P2"><text:span text:style-name="T2">parts of the class.</text:span></text:p>
          </draw:text-box>
        </draw:frame>
        <draw:rect draw:style-name="gr2" draw:text-style-name="P2" draw:layer="layout" svg:width="3.897cm" svg:height="4.471cm" svg:x="2.627cm" svg:y="7.308cm">
          <text:p/>
        </draw:rect>
        <draw:frame draw:style-name="gr3" draw:text-style-name="P1" draw:layer="layout" svg:width="4.05cm" svg:height="4.491cm" svg:x="2.603cm" svg:y="7.35cm">
          <draw:text-box>
            <text:p text:style-name="P2"><text:span text:style-name="T1">roster_01_main.cpp</text:span></text:p>
            <text:p text:style-name="P2"><text:span text:style-name="T2"/></text:p>
            <text:p text:style-name="P2"><text:span text:style-name="T2">Defines the main()</text:span></text:p>
            <text:p text:style-name="P2"><text:span text:style-name="T2">procedure.</text:span></text:p>
            <text:p text:style-name="P2"><text:span text:style-name="T2"/></text:p>
            <text:p text:style-name="P2"><text:span text:style-name="T2">Uses the roster class.</text:span></text:p>
            <text:p text:style-name="P2"><text:span text:style-name="T2"/></text:p>
            <text:p text:style-name="P2"><text:span text:style-name="T2">Can only use the</text:span></text:p>
            <text:p text:style-name="P2"><text:span text:style-name="T2">public parts of</text:span></text:p>
            <text:p text:style-name="P2"><text:span text:style-name="T2">the class.</text:span></text:p>
          </draw:text-box>
        </draw:frame>
        <draw:line draw:style-name="gr4" draw:text-style-name="P1" draw:layer="layout" svg:x1="13.918cm" svg:y1="9.554cm" svg:x2="15.846cm" svg:y2="9.575cm">
          <text:p/>
        </draw:line>
        <draw:frame draw:style-name="gr3" draw:text-style-name="P4" draw:layer="layout" svg:width="3.567cm" svg:height="1.947cm" svg:x="15.931cm" svg:y="8.558cm">
          <draw:text-box>
            <text:p><text:span text:style-name="T2">These must be</text:span></text:p>
            <text:p><text:span text:style-name="T2">compiled together</text:span></text:p>
            <text:p><text:span text:style-name="T2">with g++ to make</text:span></text:p>
            <text:p><text:span text:style-name="T2">an executable.</text:span></text:p>
          </draw:text-box>
        </draw:frame>
        <draw:frame draw:style-name="gr3" draw:text-style-name="P3" draw:layer="layout" svg:width="5.163cm" svg:height="0.607cm" svg:x="10.108cm" svg:y="5.995cm">
          <draw:text-box>
            <text:p text:style-name="P3"><text:span text:style-name="T3">#include “roster_01.h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Plank</meta:initial-creator>
    <meta:creation-date>2011-02-12T15:15:25</meta:creation-date>
    <dc:date>2011-02-12T15:28:11</dc:date>
    <dc:creator>James Plank</dc:creator>
    <meta:editing-duration>PT9M57S</meta:editing-duration>
    <meta:editing-cycles>2</meta:editing-cycles>
    <meta:generator>OpenOffice.org/3.3$Unix OpenOffice.org_project/330m20$Build-9567</meta:generator>
    <meta:document-statistic meta:object-count="13"/>
  </office:meta>
</office:document-meta>
</file>